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2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loext:graphic-properties draw:fill="none" draw:fill-color="#ffffff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5" style:family="paragraph">
      <loext:graphic-properties draw:fill="solid"/>
      <style:paragraph-properties fo:text-align="center"/>
      <style:text-properties fo:font-size="9pt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<text:date style:data-style-name="D4" text:date-value="2018-11-22">22.11.2018</text:date></text:span><text:span text:style-name="T1"><text:s/></text:span><text:span text:style-name="T1"><text:time style:data-style-name="T2" text:time-value="00:00:00">09:22</text:time></text:span></text:p>
          </draw:text-box>
        </draw:frame>
        <draw:frame draw:style-name="gr2" draw:text-style-name="P2" draw:layer="layout" svg:width="6.852cm" svg:height="0.962cm" svg:x="12.821cm" svg:y="1.3cm">
          <draw:text-box>
            <text:p><text:span text:style-name="T2">ERD Fraud </text:span><text:span text:style-name="T2">Detection</text:span></text:p>
          </draw:text-box>
        </draw:frame>
        <draw:custom-shape draw:style-name="gr3" draw:text-style-name="P4" xml:id="id1" draw:id="id1" draw:layer="layout" svg:width="2.5cm" svg:height="1.5cm" svg:x="3.8cm" svg:y="3.7cm">
          <text:p text:style-name="P3"><text:span text:style-name="T3">Custo</text:span><text:span text:style-name="T3">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5cm" svg:height="1.5cm" svg:x="9.9cm" svg:y="3.7cm">
          <text:p text:style-name="P3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3cm" svg:y1="4.45cm" svg:x2="9.9cm" svg:y2="4.45cm" draw:start-shape="id1" draw:start-glue-point="1" draw:end-shape="id2" draw:end-glue-point="5" svg:d="M6300 4450h3600" svg:viewBox="0 0 3601 1">
          <text:p text:style-name="P3"><text:span text:style-name="T3">(0, n)</text:span></text:p>
          <text:p text:style-name="P3"><text:span text:style-name="T4"/></text:p>
        </draw:connector>
        <draw:connector draw:style-name="gr5" draw:text-style-name="P5" draw:layer="layout" draw:type="line" svg:x1="12.4cm" svg:y1="4.45cm" svg:x2="15.7cm" svg:y2="4.45cm" draw:start-shape="id2" draw:start-glue-point="7" draw:end-shape="id3" draw:end-glue-point="3" svg:d="M12400 4450h3300" svg:viewBox="0 0 3301 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3" draw:id="id3" draw:layer="layout" svg:width="2.5cm" svg:height="1.5cm" svg:x="15.7cm" svg:y="3.7cm">
          <text:p text:style-name="P3"><text:span text:style-name="T3">Credit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2.5cm" svg:height="1.5cm" svg:x="15.7cm" svg:y="6.3cm">
          <text:p text:style-name="P3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6.95cm" svg:y1="5.2cm" svg:x2="16.95cm" svg:y2="6.3cm" draw:start-shape="id3" draw:start-glue-point="2" draw:end-shape="id4" draw:end-glue-point="4" svg:d="M16950 5200v1100" svg:viewBox="0 0 1 1101">
          <text:p text:style-name="P3"><text:span text:style-name="T3">(0, n)</text:span></text:p>
          <text:p text:style-name="P3"><text:span text:style-name="T4"/></text:p>
        </draw:connector>
        <draw:connector draw:style-name="gr7" draw:text-style-name="P5" draw:layer="layout" draw:type="line" svg:x1="16.95cm" svg:y1="7.8cm" svg:x2="16.95cm" svg:y2="8.9cm" draw:start-shape="id4" draw:start-glue-point="6" draw:end-shape="id5" draw:end-glue-point="0" svg:d="M16950 7800v1100" svg:viewBox="0 0 1 110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5" draw:id="id5" draw:layer="layout" svg:width="2.5cm" svg:height="1.5cm" svg:x="15.7cm" svg:y="8.9cm">
          <text:p text:style-name="P3"><text:span text:style-name="T3">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" draw:text-style-name="P1" draw:layer="layout" svg:width="2.991cm" svg:height="1.319cm" svg:x="1.038cm" svg:y="0.982cm">
          <draw:text-box>
            <text:p><text:span text:style-name="T1"><text:date style:data-style-name="D4" text:date-value="2018-11-22">22.11.2018</text:date></text:span><text:span text:style-name="T1"><text:s/></text:span><text:span text:style-name="T1"><text:time style:data-style-name="T2" text:time-value="00:00:00">09:22</text:time></text:span></text:p>
          </draw:text-box>
        </draw:frame>
        <draw:frame draw:style-name="gr8" draw:text-style-name="P2" draw:layer="layout" svg:width="8.16cm" svg:height="0.962cm" svg:x="12.167cm" svg:y="1.3cm">
          <draw:text-box>
            <text:p><text:span text:style-name="T2">At</text:span><text:span text:style-name="T2">tri</text:span><text:span text:style-name="T2">b</text:span><text:span text:style-name="T2">ut</text:span><text:span text:style-name="T2">e </text:span><text:span text:style-name="T2">Fr</text:span><text:span text:style-name="T2">a</text:span><text:span text:style-name="T2">u</text:span><text:span text:style-name="T2">d </text:span><text:span text:style-name="T2">D</text:span><text:span text:style-name="T2">et</text:span><text:span text:style-name="T2">ec</text:span><text:span text:style-name="T2">ti</text:span><text:span text:style-name="T2">o</text:span><text:span text:style-name="T2">n</text:span></text:p>
          </draw:text-box>
        </draw:frame>
        <draw:frame draw:style-name="gr9" draw:text-style-name="P7" draw:layer="layout" svg:width="26.1cm" svg:height="16.056cm" svg:x="1.9cm" svg:y="3.044cm">
          <draw:text-box>
            <text:p text:style-name="P6"><text:span text:style-name="T5">Customer(</text:span><text:span text:style-name="T6">Customer</text:span><text:span text:style-name="T6">UUID</text:span><text:span text:style-name="T5">, <text:s/></text:span><text:span text:style-name="T5">Adress, </text:span><text:span text:style-name="T5">AccountSt</text:span><text:span text:style-name="T5">atus, </text:span><text:span text:style-name="T5">Duration, </text:span><text:span text:style-name="T5">CreditHisto</text:span><text:span text:style-name="T5">ry, </text:span><text:span text:style-name="T5">Purpose, </text:span><text:span text:style-name="T5">CreditAmo</text:span><text:span text:style-name="T5">unt, </text:span><text:span text:style-name="T5">Savings, </text:span><text:span text:style-name="T5">Employme</text:span><text:span text:style-name="T5">nt, </text:span><text:span text:style-name="T5">Installment</text:span><text:span text:style-name="T5">Rate, </text:span><text:span text:style-name="T5">PersonalSt</text:span><text:span text:style-name="T5">atus, </text:span><text:span text:style-name="T5">Debtors, </text:span><text:span text:style-name="T5">Residence, </text:span><text:span text:style-name="T5">Property, </text:span><text:span text:style-name="T5">Age, </text:span><text:span text:style-name="T5">OtherInstal</text:span><text:span text:style-name="T5">lmentPlans</text:span><text:span text:style-name="T5">, Housing, </text:span><text:span text:style-name="T5">NumberOf</text:span><text:span text:style-name="T5">Credits, </text:span><text:span text:style-name="T5">Job, </text:span><text:span text:style-name="T5">LiableMain</text:span><text:span text:style-name="T5">tenance, </text:span><text:span text:style-name="T5">Telephone, </text:span><text:span text:style-name="T5">ForeignWo</text:span><text:span text:style-name="T5">rker, Cost)</text:span></text:p>
            <text:p text:style-name="P6"><text:span text:style-name="T7"/></text:p>
            <text:p text:style-name="P6"><text:span text:style-name="T7">CreditCard</text:span><text:span text:style-name="T7">(</text:span><text:span text:style-name="T8">CardNum</text:span><text:span text:style-name="T8">ber</text:span><text:span text:style-name="T9">,</text:span><text:span text:style-name="T5"> </text:span><text:span text:style-name="T5">IssuingNet</text:span><text:span text:style-name="T5">work, CCV, </text:span><text:span text:style-name="T5">Expiration, </text:span><text:span text:style-name="T5">Customer</text:span><text:span text:style-name="T5">UUID)</text:span></text:p>
            <text:p text:style-name="P6"><text:span text:style-name="T5"/></text:p>
            <text:p text:style-name="P6"><text:span text:style-name="T7">Transactio</text:span><text:span text:style-name="T7">n(</text:span><text:span text:style-name="T8">Transacti</text:span><text:span text:style-name="T8">onID</text:span><text:span text:style-name="T9">, </text:span><text:span text:style-name="T9">Date, </text:span><text:span text:style-name="T5">Amount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Burgstaller</meta:initial-creator>
    <meta:creation-date>2015-03-05T18:36:17.765030731</meta:creation-date>
    <dc:date>2018-11-22T09:22:21.563940468</dc:date>
    <meta:editing-duration>PT6H53M19S</meta:editing-duration>
    <meta:editing-cycles>43</meta:editing-cycles>
    <meta:generator>LibreOffice/6.1.3.2$MacOSX_X86_64 LibreOffice_project/86daf60bf00efa86ad547e59e09d6bb77c699acb</meta:generator>
    <meta:printed-by>Günter Burgstaller</meta:printed-by>
    <meta:print-date>2015-03-08T13:02:56.548496712</meta:print-date>
    <meta:document-statistic meta:object-count="14"/>
  </office:meta>
</office:document-meta>
</file>